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ableRuntimeException.getC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Nestable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ableRuntimeException.printStackTrace( PrintWriter 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stableRuntimeException.NestableRuntime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printStackTrace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stableRuntimeException.Nestable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Runtim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ableRuntimeException.NestableRuntimeException( String msg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